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0" style:display-name="T10">
      <style:text-properties style:font-name="Times New Roman" fo:font-size="12pt" fo:language="ru" fo:country="RU" fo:font-style="italic" fo:font-weight="normal"/>
    </style:style>
    <style:style style:family="text" style:name="T14" style:display-name="T14">
      <style:text-properties fo:font-size="12pt"/>
    </style:style>
    <style:style style:family="text" style:name="T11" style:display-name="T11">
      <style:text-properties fo:color="#000000" style:font-name="Times New Roman" fo:language="ru" fo:country="RU"/>
    </style:style>
    <style:style style:family="text" style:name="T12" style:display-name="T12">
      <style:text-properties style:font-name="Times New Roman" fo:font-weight="normal"/>
    </style:style>
    <style:style style:family="text" style:name="T13" style:display-name="T13">
      <style:text-properties fo:color="#000000" style:font-name="Times New Roman" fo:language="ru" fo:country="RU" fo:font-weight="normal"/>
    </style:style>
    <style:style style:family="text" style:name="T1" style:display-name="T1">
      <style:text-properties style:font-name="Times New Roman"/>
    </style:style>
    <style:style style:family="text" style:name="T2" style:display-name="T2">
      <style:text-properties style:font-name="Times New Roman" fo:font-size="12pt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text" style:name="T4" style:display-name="T4">
      <style:text-properties fo:color="#000000" style:font-name="Times New Roman" fo:font-size="12pt" fo:language="ru" fo:country="RU" fo:font-weight="normal"/>
    </style:style>
    <style:style style:family="text" style:name="T5" style:display-name="T5">
      <style:text-properties style:font-name="Times New Roman" fo:font-size="12pt"/>
    </style:style>
    <style:style style:family="text" style:name="T6" style:display-name="T6">
      <style:text-properties style:font-name="Times New Roman" fo:font-weight="bold"/>
    </style:style>
    <style:style style:family="text" style:name="T7" style:display-name="T7">
      <style:text-properties style:font-name="Times New Roman" fo:font-size="12pt" fo:font-style="italic" fo:font-weight="bold"/>
    </style:style>
    <style:style style:family="text" style:name="T8" style:display-name="T8">
      <style:text-properties style:font-name="Times New Roman" fo:font-size="12pt" fo:font-style="italic"/>
    </style:style>
    <style:style style:family="text" style:name="T9" style:display-name="T9">
      <style:text-properties fo:color="#000000" style:font-name="Times New Roman" fo:font-size="12pt" fo:language="ru" fo:country="RU" fo:font-style="italic" fo:font-weight="normal"/>
    </style:style>
    <style:style style:family="paragraph" style:name="P9" style:display-name="P9" style:parent-style-name="Normal">
      <style:paragraph-properties fo:margin-bottom="0cm"/>
    </style:style>
    <style:style style:family="paragraph" style:name="P20" style:display-name="P20" style:parent-style-name="Normal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21" style:display-name="P2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22" style:display-name="P22" style:parent-style-name="Normal">
      <style:paragraph-properties fo:margin-left="0.07cm" fo:margin-bottom="0cm"/>
    </style:style>
    <style:style style:family="paragraph" style:name="P23" style:display-name="P23" style:parent-style-name="Normal">
      <style:paragraph-properties fo:text-indent="0in" fo:margin-left="0in"/>
    </style:style>
    <style:style style:family="paragraph" style:name="P24" style:display-name="P2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weight="normal"/>
    </style:style>
    <style:style style:family="paragraph" style:name="P25" style:display-name="P25" style:parent-style-name="Heading-3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26" style:display-name="P26" style:parent-style-name="Normal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10" style:display-name="P10" style:parent-style-name="Normal">
      <style:text-properties fo:color="#000000" style:font-name="Times New Roman" fo:font-size="12pt" fo:font-weight="normal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style="italic" fo:font-weight="normal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3" style:display-name="P13" style:parent-style-name="Normal">
      <style:paragraph-properties fo:text-align="left"/>
      <style:text-properties fo:color="#000000" fo:language="ru" fo:country="RU"/>
    </style:style>
    <style:style style:family="paragraph" style:name="P14" style:display-name="P14">
      <style:text-properties style:font-name="Arial" fo:font-size="12pt" fo:language="ru" fo:country="RU" fo:font-weight="normal"/>
    </style:style>
    <style:style style:family="paragraph" style:name="P15" style:display-name="P15" style:parent-style-name="Normal">
      <style:paragraph-properties fo:text-align="left"/>
      <style:text-properties fo:color="#000000" style:font-name="Times New Roman" fo:font-size="12pt" fo:language="ru" fo:country="RU" fo:font-weight="normal"/>
    </style:style>
    <style:style style:family="paragraph" style:name="P16" style:display-name="P16" style:parent-style-name="Heading-3">
      <style:paragraph-properties fo:text-align="left"/>
      <style:text-properties fo:color="#000000" fo:language="ru" fo:country="RU"/>
    </style:style>
    <style:style style:family="paragraph" style:name="P17" style:display-name="P17">
      <style:paragraph-properties fo:text-align="left" style:writing-mode="lr"/>
    </style:style>
    <style:style style:family="paragraph" style:name="P18" style:display-name="P18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9" style:display-name="P19" style:parent-style-name="Heading-3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1" style:display-name="P1" style:parent-style-name="Normal">
      <style:paragraph-properties fo:text-align="center" style:writing-mode="lr"/>
      <style:text-properties style:font-name="Arial" fo:font-size="17pt" fo:language="ru" fo:country="RU" fo:font-weight="bold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Heading-3">
      <style:paragraph-properties fo:text-align="center"/>
    </style:style>
    <style:style style:family="paragraph" style:name="P4" style:display-name="P4" style:parent-style-name="Normal">
      <style:text-properties style:font-name="Arial" fo:font-size="12pt" fo:language="ru" fo:country="RU" fo:font-weight="bold"/>
    </style:style>
    <style:style style:family="paragraph" style:name="P5" style:display-name="P5" style:parent-style-name="Normal">
      <style:paragraph-properties fo:text-align="left" style:writing-mode="lr"/>
    </style:style>
    <style:style style:family="paragraph" style:name="P6" style:display-name="P6">
      <style:paragraph-properties fo:text-align="left"/>
    </style:style>
    <style:style style:family="paragraph" style:name="P7" style:display-name="P7" style:parent-style-name="Heading-3">
      <style:paragraph-properties fo:text-align="left"/>
    </style:style>
    <style:style style:family="paragraph" style:name="P8" style:display-name="P8" style:parent-style-name="Normal">
      <style:paragraph-properties fo:text-align="left"/>
    </style:style>
    <style:style style:family="section" style:name="Sect1" style:display-name="Sect1"/>
    <style:style style:family="table-row" style:name="Table17-row1" style:display-name="Table17.row1">
      <style:table-row-properties style:min-row-height="0.62cm"/>
    </style:style>
    <style:style style:family="table-cell" style:name="Table18-col1-row15" style:display-name="Table18_col1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6" style:display-name="Table18_col1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7" style:display-name="Table18_col1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8" style:display-name="Table18_col1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9" style:display-name="Table18_col1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7" style:display-name="Table18_col2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0" style:display-name="Table18_col1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1" style:display-name="Table18_col1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2" style:display-name="Table18_col1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3" style:display-name="Table18_col1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4" style:display-name="Table18_col1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5" style:display-name="Table18_col1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6" style:display-name="Table18_col1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7" style:display-name="Table18_col1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8" style:display-name="Table18_col1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9" style:display-name="Table18_col1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1" style:display-name="Table1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2" style:display-name="Table1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3" style:display-name="Table1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4" style:display-name="Table1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5" style:display-name="Table1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1" style:display-name="Table1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2" style:display-name="Table1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3" style:display-name="Table1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" style:display-name="Table1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" style:display-name="Table1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" style:display-name="Table1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4" style:display-name="Table1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5" style:display-name="Table1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6" style:display-name="Table1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7" style:display-name="Table1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0" style:display-name="Table18_col1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9" style:display-name="Table18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2" style:display-name="Table18_col1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3" style:display-name="Table18_col1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4" style:display-name="Table18_col1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5" style:display-name="Table18_col1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6" style:display-name="Table18_col1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7" style:display-name="Table18_col1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8" style:display-name="Table18_col1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9" style:display-name="Table18_col1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1" style:display-name="Table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40" style:display-name="Table18_col1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1" style:display-name="Table1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1" style:display-name="Table1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1" style:display-name="Table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2-row1" style:display-name="Table1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2-row2" style:display-name="Table1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1" style:display-name="Table1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8" style:display-name="Table18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1" style:display-name="Table18_col1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5" style:display-name="Table18_col2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6" style:display-name="Table18_col2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2" style:display-name="Table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3" style:display-name="Table1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5" style:display-name="Table1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1" style:display-name="Table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2" style:display-name="Table1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3" style:display-name="Table1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6" style:display-name="Table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" style:display-name="Table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" style:display-name="Table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" style:display-name="Table1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4" style:display-name="Table1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5" style:display-name="Table1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6" style:display-name="Table1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7" style:display-name="Table1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8" style:display-name="Table18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9" style:display-name="Table18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2" style:display-name="Table1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3" style:display-name="Table1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0" style:display-name="Table18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1" style:display-name="Table18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2" style:display-name="Table18_col2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3" style:display-name="Table18_col2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4" style:display-name="Table18_col2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5" style:display-name="Table18_col2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6" style:display-name="Table18_col2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7" style:display-name="Table18_col2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8" style:display-name="Table18_col2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9" style:display-name="Table18_col2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1" style:display-name="Table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2" style:display-name="Table1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1" style:display-name="Table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0" style:display-name="Table18_col2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1" style:display-name="Table18_col2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2" style:display-name="Table18_col2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3" style:display-name="Table18_col2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4" style:display-name="Table18_col2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5" style:display-name="Table18_col2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6" style:display-name="Table18_col2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7" style:display-name="Table18_col2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8" style:display-name="Table18_col2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9" style:display-name="Table18_col2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0" style:display-name="Table18_col2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1" style:display-name="Table18_col2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2" style:display-name="Table18_col2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3" style:display-name="Table18_col2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4" style:display-name="Table18_col2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8" style:display-name="Table18_col2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9" style:display-name="Table18_col2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3" style:display-name="Table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4" style:display-name="Table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5" style:display-name="Table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6" style:display-name="Table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7" style:display-name="Table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4" style:display-name="Table1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40" style:display-name="Table18_col2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2" style:display-name="Table1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3" style:display-name="Table1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4" style:display-name="Table1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5" style:display-name="Table1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8" style:display-name="Table3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7" style:display-name="Table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8" style:display-name="Table3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3" style:display-name="Table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4" style:display-name="Table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5" style:display-name="Table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4" style:display-name="Table1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5" style:display-name="Table1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1" style:display-name="Table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0" style:display-name="Table18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1" style:display-name="Table18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2" style:display-name="Table18_col1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3" style:display-name="Table18_col1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4" style:display-name="Table18_col1_row14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 {{ title }}</text:span></text:p>
        <text:p text:style-name="P2"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><text:span text:style-name="T1">Блок 1. Общая информация</text:span></text:p>
        <table:table table:name="Table1">
          <table:table-column/>
          <table:table-column/>
          <table:table-row>
            <table:table-cell table:style-name="Table1_col1_row1">
              <text:p text:style-name="Normal"><text:span text:style-name="T1">1. Наименование муниципального образования</text:span></text:p>
            </table:table-cell>
            <table:table-cell table:style-name="Table1_col2_row1">
              <text:p text:style-name="P4"><text:span text:style-name="T3">{{ mo.name }}</text:span></text:p>
            </table:table-cell>
          </table:table-row>
          <table:table-row>
            <table:table-cell table:style-name="Table1_col1_row2">
              <text:p text:style-name="P5"><text:span text:style-name="T1">2. Кто исполнитель работ по мониторингу от муниципального образования</text:span></text:p>
            </table:table-cell>
            <table:table-cell table:style-name="Table1_col2_row2">
              <text:p text:style-name="P5"><text:span text:style-name="T4">{{ responsible_person }}</text:span></text:p>
            </table:table-cell>
          </table:table-row>
          <table:table-row>
            <table:table-cell table:style-name="Table1_col1_row3">
              <text:p text:style-name="Normal"><text:span text:style-name="T5">3. Список присутствующих при проверке</text:span></text:p>
              <text:p text:style-name="Normal"/>
              <text:p text:style-name="Normal"/>
            </table:table-cell>
            <table:table-cell table:style-name="Table1_col2_row3">
              <text:p text:style-name="P6"><text:span text:style-name="T4">{% for i in persons_list %} ФИО {{ i.name }}, телефон {{i.contact_phone}}, должность {{i.position}}, email {{i.email }} {% endfor %}</text:span></text:p>
            </table:table-cell>
          </table:table-row>
        </table:table>
        <text:p text:style-name="P7"><text:span text:style-name="T6">Блок 2. Информация по проведению торгов </text:span><text:span text:style-name="T4"> {% if auction.open_date %}</text:span></text:p>
        <text:p text:style-name="P8"><text:span text:style-name="T4">Объявлены ли торги</text:span></text:p>
        <table:table table:name="Table2">
          <table:table-column/>
          <table:table-column/>
          <table:table-row>
            <table:table-cell table:style-name="Table2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2_col2_row1">
              <text:p text:style-name="Normal"><text:span text:style-name="T4">Да. Дата: {{ auction.open_date }}</text:span></text:p>
            </table:table-cell>
          </table:table-row>
        </table:table>
        <text:p text:style-name="Normal"><text:span text:style-name="T1">Информация об аукционе</text:span></text:p>
        <table:table table:name="Table3">
          <table:table-column/>
          <table:table-column/>
          <table:table-row>
            <table:table-cell table:style-name="Table3_col1_row1">
              <text:p text:style-name="P5"><text:span text:style-name="T1">2.1 На каком этапе размещение заказа</text:span></text:p>
            </table:table-cell>
            <table:table-cell table:style-name="Table3_col2_row1">
              <text:p text:style-name="P5"><text:span text:style-name="T4">{{ auction_form|get_choice_or_value:auction_form.stage.name|default_if_none:"" }} </text:span></text:p>
            </table:table-cell>
          </table:table-row>
          <table:table-row>
            <table:table-cell table:style-name="Table3_col1_row2">
              <text:p text:style-name="P5"><text:span text:style-name="T1">2.2 подача заявок. <text:s/></text:span></text:p>
              <text:p text:style-name="P5"><text:span text:style-name="T1">До какого числа подача заявок?</text:span></text:p>
              <text:p text:style-name="P5"><text:span text:style-name="T1">Когда планируется подведение итогов торгов? </text:span></text:p>
            </table:table-cell>
            <table:table-cell table:style-name="Table3_col2_row2">
              <text:p text:style-name="Normal"/>
            </table:table-cell>
          </table:table-row>
          <table:table-row>
            <table:table-cell table:style-name="Table3_col1_row3">
              <text:p text:style-name="Normal"><text:span text:style-name="T5">2.3 работа комиссии</text:span><text:span text:style-name="T7"> </text:span></text:p>
              <text:p text:style-name="P9"><text:span text:style-name="T8">Когда планируется подведение итогов торгов?</text:span></text:p>
              <text:p text:style-name="P9"/>
              <text:p text:style-name="P9"/>
            </table:table-cell>
            <table:table-cell table:style-name="Table3_col2_row3">
              <text:p text:style-name="Normal"/>
            </table:table-cell>
          </table:table-row>
          <table:table-row>
            <table:table-cell table:style-name="Table3_col1_row4">
              <text:p text:style-name="Normal"><text:span text:style-name="T5">2.4 аукцион не состоялся по причине отсутствия заявок </text:span></text:p>
              <text:p text:style-name="P9"><text:span text:style-name="T8">Когда планируется повторное размещение аказа?</text:span></text:p>
              <text:p text:style-name="P9"/>
            </table:table-cell>
            <table:table-cell table:style-name="Table3_col2_row4">
              <text:p text:style-name="Normal"/>
            </table:table-cell>
          </table:table-row>
          <table:table-row>
            <table:table-cell table:style-name="Table3_col1_row5">
              <text:p text:style-name="Normal"><text:span text:style-name="T5">2.5 аукцион не состоялся по причине недопущения ни одной заявки </text:span><text:span text:style-name="T8">Когда планируется повторное размещение заказа?</text:span></text:p>
            </table:table-cell>
            <table:table-cell table:style-name="Table3_col2_row5">
              <text:p text:style-name="Normal"/>
            </table:table-cell>
          </table:table-row>
          <table:table-row>
            <table:table-cell table:style-name="Table3_col1_row6">
              <text:p text:style-name="Normal"><text:span text:style-name="T5">2.6 аукцион не состоялся, подана одна заявка </text:span><text:span text:style-name="T8">(указать наименование и контактные данные поставщика)Планируется ли заключение контракта?В какие сроки?</text:span></text:p>
            </table:table-cell>
            <table:table-cell table:style-name="Table3_col2_row6">
              <text:p text:style-name="Normal"/>
            </table:table-cell>
          </table:table-row>
          <table:table-row>
            <table:table-cell table:style-name="Table3_col1_row7">
              <text:p text:style-name="P10"><text:span text:style-name="T4">2.7 размещение завершено, определен победитель </text:span><text:span text:style-name="T9">(указать наименование и контактные данные поставщика)</text:span></text:p>
              <text:p text:style-name="P11"><text:span text:style-name="T10">Когда планируется заключение контракта?</text:span></text:p>
            </table:table-cell>
            <table:table-cell table:style-name="Table3_col2_row7">
              <text:p text:style-name="Normal"/>
            </table:table-cell>
          </table:table-row>
          <table:table-row>
            <table:table-cell table:style-name="Table3_col1_row8">
              <text:p text:style-name="Normal"><text:span text:style-name="T5">2.8 размещение завершено, заключен контракт </text:span><text:span text:style-name="T8">(указать наименование и контактные данные поставщика)</text:span></text:p>
              <text:p text:style-name="Normal"/>
            </table:table-cell>
            <table:table-cell table:style-name="Table3_col2_row8">
              <text:p text:style-name="P5"><text:span text:style-name="T1">{% if auction.contract %} Контракт заключен с {{ auction.contract.developer.name }}, телефон <text:s/></text:span><text:span text:style-name="T4">{{ auction.contract.developer.phone }}</text:span><text:span text:style-name="T1"> {% endif %}</text:span></text:p>
            </table:table-cell>
          </table:table-row>
        </table:table>
        <text:p text:style-name="P7"><text:span text:style-name="T4">{% else %} Объявлены ли торги</text:span></text:p>
        <table:table table:name="Table4">
          <table:table-column/>
          <table:table-column/>
          <table:table-row>
            <table:table-cell table:style-name="Table4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4_col2_row1">
              <text:p text:style-name="Normal"><text:span text:style-name="T4">Нет</text:span></text:p>
            </table:table-cell>
          </table:table-row>
        </table:table>
        <text:p text:style-name="Normal"/>
        <text:p text:style-name="Normal"><text:span text:style-name="T4">Информация об аукционе</text:span></text:p>
        <table:table table:name="Table5">
          <table:table-column/>
          <table:table-column/>
          <table:table-row>
            <table:table-cell table:style-name="Table5_col1_row1">
              <text:p text:style-name="Normal"><text:span text:style-name="T5">2 </text:span><text:span text:style-name="T4">На какой стадии подготовка аукционной документации?</text:span></text:p>
            </table:table-cell>
            <table:table-cell table:style-name="Table5_col2_row1">
              <text:p text:style-name="P12"/>
            </table:table-cell>
          </table:table-row>
          <table:table-row>
            <table:table-cell table:style-name="Table5_col1_row2">
              <text:p text:style-name="Normal"><text:span text:style-name="T4">3 Когда планируется размещение заказа</text:span></text:p>
            </table:table-cell>
            <table:table-cell table:style-name="Table5_col2_row2">
              <text:p text:style-name="Normal"/>
            </table:table-cell>
          </table:table-row>
          <table:table-row>
            <table:table-cell table:style-name="Table5_col1_row3">
              <text:p text:style-name="Normal"><text:span text:style-name="T5">4 Провести информационно-разъяснительную работу на предмет своевременного размещения торгов. </text:span></text:p>
            </table:table-cell>
            <table:table-cell table:style-name="Table5_col2_row3">
              <text:p text:style-name="Normal"/>
            </table:table-cell>
          </table:table-row>
        </table:table>
        <text:p text:style-name="Heading-3"><text:span text:style-name="T11">{% endif %} {% if auction.contract %} Блок 3. Информация по заключенным контрактам</text:span></text:p>
        <table:table table:name="Table6">
          <table:table-column/>
          <table:table-column/>
          <table:table-row>
            <table:table-cell table:style-name="Table6_col1_row1">
              <text:p text:style-name="Normal"><text:span text:style-name="T4">1 Предоставьте заверенные копии контрактов со всеми приложениями, а также копии актов приема-передачи. </text:span><text:span text:style-name="T9">Указать, предоставлены ли были документы или нет.</text:span></text:p>
            </table:table-cell>
            <table:table-cell table:style-name="Table6_col2_row1">
              <text:p text:style-name="Normal"/>
            </table:table-cell>
          </table:table-row>
        </table:table>
        <text:p text:style-name="P13"/>
        <text:p text:style-name="P13"><text:span text:style-name="T12">Общая информация</text:span></text:p>
        <table:table table:name="Table7">
          <table:table-column/>
          <table:table-column/>
          <table:table-row>
            <table:table-cell table:style-name="Table7_col1_row1">
              <text:p text:style-name="Normal"><text:span text:style-name="T4">{% xmlfor field in contract_form %} 2.{{ forloop.counter }} {{ field.label }}</text:span></text:p>
            </table:table-cell>
            <table:table-cell table:style-name="Table7_col2_row1">
              <text:p text:style-name="P14"><text:span text:style-name="T4">{{ contract_form|get_choice_or_value:field.name|yes_no_rus|default_if_none:""}} {% endxmlfor%}</text:span></text:p>
            </table:table-cell>
          </table:table-row>
        </table:table>
        <text:p text:style-name="P15"><text:span text:style-name="T3">{% for form in formsets %} </text:span><text:span text:style-name="T13">{% cycle titles.0 titles.1 titles.2 titles.3 %}</text:span></text:p>
        <table:table table:name="Table8">
          <table:table-column/>
          <table:table-column/>
          <table:table-row>
            <table:table-cell table:style-name="Table8_col1_row1">
              <text:p text:style-name="Normal"><text:span text:style-name="T4">{{ forloop.parentloop.counter|add:2 }}.{{ forloop.counter }} {% xmlfor field in form %} {{ field.label }} </text:span></text:p>
            </table:table-cell>
            <table:table-cell table:style-name="Table8_col2_row1">
              <text:p text:style-name="Normal"><text:span text:style-name="T4">{{ form|get_choice_or_value:field.name|yes_no_rus|default_if_none:""}} {% endxmlfor %}</text:span></text:p>
            </table:table-cell>
          </table:table-row>
        </table:table>
        <text:p text:style-name="P15"/>
        <text:p text:style-name="P15"><text:span text:style-name="T3">{% endfor %} </text:span><text:span text:style-name="T4"> </text:span><text:span text:style-name="T1">Рекомендации по результатам осмотра</text:span></text:p>
        <table:table table:name="Table9">
          <table:table-column/>
          <table:table-column/>
          <table:table-row>
            <table:table-cell table:style-name="Table9_col1_row1">
              <text:p text:style-name="Normal"><text:span text:style-name="T1">7. Рекомендации по результатам просмотра</text:span></text:p>
            </table:table-cell>
            <table:table-cell table:style-name="Table9_col2_row1"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</table:table-cell>
          </table:table-row>
        </table:table>
        <text:p text:style-name="P16"><text:span text:style-name="T4">{% endif %}</text:span></text:p>
        <text:p text:style-name="P16"><text:span text:style-name="T11">Блок 4. Информация по перспективам освоения выделенных или дополнительных средств</text:span></text:p>
        <table:table table:name="Table10">
          <table:table-column/>
          <table:table-column/>
          <table:table-row>
            <table:table-cell table:style-name="Table10_col1_row1">
              <text:p text:style-name="Normal"><text:span text:style-name="T1">1 Имеются ли в муниципальном образовании готовые, строящиеся или предполагаемые к строительству объекты</text:span></text:p>
            </table:table-cell>
            <table:table-cell table:style-name="Table10_col2_row1">
              <text:p text:style-name="Normal"><text:span text:style-name="T1">{% if perspective %} Да {% else %} Нет {% endif %}</text:span></text:p>
            </table:table-cell>
          </table:table-row>
          <table:table-row>
            <table:table-cell table:style-name="Table10_col1_row2">
              <text:p text:style-name="Normal"><text:span text:style-name="T1">2 Запрос документации</text:span></text:p>
            </table:table-cell>
            <table:table-cell table:style-name="Table10_col2_row2">
              <text:p text:style-name="Normal"/>
            </table:table-cell>
          </table:table-row>
          <table:table-row>
            <table:table-cell table:style-name="Table10_col1_row3">
              <text:p text:style-name="Normal"><text:span text:style-name="T1">Готовые объекты</text:span></text:p>
            </table:table-cell>
            <table:table-cell table:style-name="Table10_col2_row3">
              <text:p text:style-name="P17"><text:span text:style-name="T1">Запросить следующие документы (указать, были они предоставлены или нет).</text:span></text:p>
              <text:p text:style-name="P17"><text:span text:style-name="T1">а) разрешение на ввод в эксплуатацию, б) поэтажный план.</text:span></text:p>
            </table:table-cell>
          </table:table-row>
          <table:table-row>
            <table:table-cell table:style-name="Table10_col1_row4">
              <text:p text:style-name="Normal"><text:span text:style-name="T1">Строящиеся объекты</text:span></text:p>
            </table:table-cell>
            <table:table-cell table:style-name="Table10_col2_row4">
              <text:p text:style-name="P17"><text:span text:style-name="T1">Запросить следующие документы (указать, были они предоставлены или нет).</text:span></text:p>
              <text:p text:style-name="P17"><text:span text:style-name="T1">а) разрешение на строительство.</text:span></text:p>
            </table:table-cell>
          </table:table-row>
          <table:table-row>
            <table:table-cell table:style-name="Table10_col1_row5">
              <text:p text:style-name="Normal"><text:span text:style-name="T1">Предпочитаемые к строительству</text:span></text:p>
            </table:table-cell>
            <table:table-cell table:style-name="Table10_col2_row5">
              <text:p text:style-name="P17"><text:span text:style-name="T1">Запросить следующие документы (указать, были они предоставлены или нет).</text:span></text:p>
              <text:p text:style-name="P17"><text:span text:style-name="T1">а) выписка из кадастрового паспорта.</text:span></text:p>
            </table:table-cell>
          </table:table-row>
        </table:table>
        <text:p text:style-name="P8"><text:span text:style-name="T4">Общая информация</text:span></text:p>
        <table:table table:name="Table11">
          <table:table-column/>
          <table:table-column/>
          <table:table-row>
            <table:table-cell table:style-name="Table11_col1_row1">
              <text:p text:style-name="P12"><text:span text:style-name="T4">{% xmlfor field in cmp_form %} 3.{{ forloop.counter }} {{ field.label }}</text:span></text:p>
            </table:table-cell>
            <table:table-cell table:style-name="Table11_col2_row1">
              <text:p text:style-name="P18"><text:span text:style-name="T4">{{ cmp_form|get_choice_or_value:field.name|yes_no_rus|default_if_none:""}} {% endxmlfor%}</text:span></text:p>
            </table:table-cell>
          </table:table-row>
        </table:table>
        <text:p text:style-name="P12"><text:span text:style-name="T4">{% for form in empty_formsets %} </text:span></text:p>
        <text:p text:style-name="P12"><text:span text:style-name="T4">{% cycle titles.0 titles.1 titles.2 titles.3 %}</text:span></text:p>
        <table:table table:name="Table12">
          <table:table-column/>
          <table:table-column/>
          <table:table-row>
            <table:table-cell table:style-name="Table12_col1_row1">
              <text:p text:style-name="P12"><text:span text:style-name="T4">{{ forloop.parentloop.counter|add:3 }}.{{ forloop.counter }} {% xmlfor field in form %} {{ field.label }} </text:span></text:p>
            </table:table-cell>
            <table:table-cell table:style-name="Table12_col2_row1">
              <text:p text:style-name="P12"><text:span text:style-name="T4">{{ form|get_choice_or_value:field.name|yes_no_rus|default_if_none:""}} {% endxmlfor %}</text:span></text:p>
            </table:table-cell>
          </table:table-row>
        </table:table>
        <text:p text:style-name="Normal"><text:span text:style-name="T4">{% endfor %} </text:span></text:p>
        <text:p text:style-name="Normal"><text:span text:style-name="T4">Рекомендации по результатам осмотра</text:span></text:p>
        <table:table table:name="Table13">
          <table:table-column/>
          <table:table-column/>
          <table:table-row>
            <table:table-cell table:style-name="Table13_col1_row1">
              <text:p text:style-name="P12"><text:span text:style-name="T3">8. Рекомендации по результатам просмотра</text:span></text:p>
            </table:table-cell>
            <table:table-cell table:style-name="Table13_col2_row1"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</table:table-cell>
          </table:table-row>
        </table:table>
        <text:p text:style-name="Normal"/>
        <text:p text:style-name="P19">Блок 5. Информация об исполнении Постановления главы администрации (губернатора) Краснодарского края от 15 апреля 2013 г. N 384 «Об отдельных вопросах обеспечения жилыми помещениями детей-сирот и детей, оставшихся без попечения родителей, лиц из числа детей-сирот и детей, оставшихся без попечения родителей, в Краснодарском крае».</text:p>
        <text:p text:style-name="P20">{% if list_sent_to_mo == "1" %} </text:p>
        <text:p text:style-name="P21"/>
        <table:table table:name="Table14">
          <table:table-column/>
          <table:table-column/>
          <table:table-row>
            <table:table-cell table:style-name="Table14_col1_row1">
              <text:p text:style-name="P5">1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p>
            </table:table-cell>
            <table:table-cell table:style-name="Table14_col2_row1">
              <text:p text:style-name="Normal">Да</text:p>
            </table:table-cell>
          </table:table-row>
          <table:table-row>
            <table:table-cell table:style-name="Table14_col1_row2">
              <text:p text:style-name="Normal">2. <text:span text:style-name="T14">Просим предоставить журнал регистрации исходящей корреспонденции (проверяем сроки направления извещения гражданам).</text:span></text:p>
            </table:table-cell>
            <table:table-cell table:style-name="Table14_col2_row2">
              <text:p text:style-name="Normal"/>
            </table:table-cell>
          </table:table-row>
          <table:table-row>
            <table:table-cell table:style-name="Table14_col1_row3">
              <text:p text:style-name="Normal">3. <text:span text:style-name="T14">Просим предоставить журнал регистрации входящей корреспонденции (проверяем сроки получения заявлений на согласие в предоставлении жилого помещения (отказ от предоставления жилого помещения) от граждан).</text:span></text:p>
              <text:p text:style-name="P22"><text:span text:style-name="T14">а) в течение 5 рабочих дней со дня получения извещения;</text:span></text:p>
              <text:p text:style-name="P22"><text:span text:style-name="T14">б) позже, чем в течение 5 рабочих дней со дня получения</text:span></text:p>
              <text:p text:style-name="P22"/>
              <text:p text:style-name="P22"/>
            </table:table-cell>
            <table:table-cell table:style-name="Table14_col2_row3">
              <text:p text:style-name="Normal"/>
            </table:table-cell>
          </table:table-row>
          <table:table-row>
            <table:table-cell table:style-name="Table14_col1_row4">
              <text:p text:style-name="Normal"><text:span text:style-name="T14">4. Просим предоставить копию решения о предоставлении специализированного жилого помещения (проверяем сроки рассмотрения заявлений граждан и принятия решения).</text:span></text:p>
              <text:p text:style-name="P9"><text:span text:style-name="T14">а) в течение 15 рабочих дней со дня получения от граждан заявлений;</text:span></text:p>
              <text:p text:style-name="P9"><text:span text:style-name="T14">б) позже, чем в течение 15 рабочих дней со дня получения от граждан заявлений.</text:span></text:p>
            </table:table-cell>
            <table:table-cell table:style-name="Table14_col2_row4">
              <text:p text:style-name="Normal"/>
            </table:table-cell>
          </table:table-row>
          <table:table-row>
            <table:table-cell table:style-name="Table14_col1_row5">
              <text:p text:style-name="Normal"/>
              <text:p text:style-name="Normal"><text:span text:style-name="T14">5. Просим предоставить копии договоров найма специализированного жилого помещения (проверяем сроки рассмотрения заявлений граждан и принятия решения).</text:span></text:p>
              <text:p text:style-name="P9"><text:span text:style-name="T14">а) в течение 15 рабочих дней со дня принятия решения о предоставлении специализированного жилого помещения;</text:span></text:p>
              <text:p text:style-name="P9"><text:span text:style-name="T14">б) позже, чем в течение 15 рабочих дней со дня принятия решения о предоставлении специализированного жилого помещения.</text:span></text:p>
            </table:table-cell>
            <table:table-cell table:style-name="Table14_col2_row5">
              <text:p text:style-name="Normal"/>
            </table:table-cell>
          </table:table-row>
        </table:table>
        <text:p text:style-name="P21">{% endif %} <text:span text:style-name="T4">{% if list_sent_to_mo == "0" %} </text:span></text:p>
        <table:table table:name="Table15">
          <table:table-column/>
          <table:table-column/>
          <table:table-row>
            <table:table-cell table:style-name="Table15_col1_row1">
              <text:p text:style-name="P5">6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p>
            </table:table-cell>
            <table:table-cell table:style-name="Table15_col2_row1">
              <text:p text:style-name="Normal">Нет</text:p>
            </table:table-cell>
          </table:table-row>
          <table:table-row>
            <table:table-cell table:style-name="Table15_col1_row2">
              <text:p><text:span text:style-name="T14">7. Проведение информационно-разъяснительной работы о своевременном оформлении и предоставлении в министерство социального развития и семейной политики заверенных установленным образом копий следующих документов:</text:span></text:p>
              <text:p text:style-name="P23"><text:span text:style-name="T14">извещений граждан о предоставлении специализированного жилого помещения;</text:span> </text:p>
              <text:p text:style-name="P23"><text:span text:style-name="T14">заявлений на согласие в предоставлении жилого помещения (отказ от предоставления жилого помещения) от граждан;</text:span> </text:p>
              <text:p text:style-name="P23"><text:span text:style-name="T14">решения о предоставлении специализированного жилого помещения</text:span> </text:p>
            </table:table-cell>
            <table:table-cell table:style-name="Table15_col2_row2">
              <text:p/>
            </table:table-cell>
          </table:table-row>
        </table:table>
        <text:p text:style-name="P12"><text:span text:style-name="T3">{% endif %}</text:span></text:p>
        <text:p text:style-name="P24"/>
        <text:p text:style-name="P25">Блок 6. Информация об освоении субвенций. <text:s/></text:p>
        <table:table table:name="Table16">
          <table:table-column/>
          <table:table-column/>
          <table:table-row>
            <table:table-cell table:style-name="Table16_col1_row1">
              <text:p text:style-name="Normal">1. <text:span text:style-name="T14">Проведение информационно-разъяснительной работы о своевременной подаче заявок на перечисление субвенции по мере исполнения условий контрактов.</text:span></text:p>
            </table:table-cell>
            <table:table-cell table:style-name="Table16_col2_row1">
              <text:p text:style-name="Normal"/>
            </table:table-cell>
          </table:table-row>
          <table:table-row>
            <table:table-cell table:style-name="Table16_col1_row2">
              <text:p text:style-name="Normal">2. <text:span text:style-name="T14">Проведение информационно-разъяснительной работы о своевременном предоставлении отчета об освоении субвенций.</text:span></text:p>
            </table:table-cell>
            <table:table-cell table:style-name="Table16_col2_row2">
              <text:p text:style-name="Normal"/>
            </table:table-cell>
          </table:table-row>
          <table:table-row>
            <table:table-cell table:style-name="Table16_col1_row3">
              <text:p text:style-name="Normal"><text:span text:style-name="T14">3. Проведение информационно-разъяснительной работы о своевременном предоставлении копий платежных поручений при совершении оплаты по контракту.</text:span></text:p>
            </table:table-cell>
            <table:table-cell table:style-name="Table16_col2_row3">
              <text:p text:style-name="Normal"/>
            </table:table-cell>
          </table:table-row>
        </table:table>
        <text:p text:style-name="P26"/>
        <text:p text:style-name="P25">Блок 7. Информация об исполнительской дисциплине</text:p>
        <table:table table:name="Table17">
          <table:table-column/>
          <table:table-column/>
          <table:table-row table:style-name="Table17.row1">
            <table:table-cell table:style-name="Table17_col1_row1">
              <text:p text:style-name="Normal"><text:span text:style-name="T14">По результатам мониторинга исполнения писем министерства социального развития и семейной политики необходимо провести информационно-разъяснительную работу по своевременному предоставлению информации.</text:span></text:p>
            </table:table-cell>
            <table:table-cell table:style-name="Table17_col2_row1">
              <text:p text:style-name="Normal"/>
            </table:table-cell>
          </table:table-row>
        </table:table>
        <text:p text:style-name="P26"/>
        <text:p text:style-name="P25">Блок 8. Общие рекомендации.</text:p>
        <text:p text:style-name="P26"/>
        <table:table table:name="Table18">
          <table:table-column/>
          <table:table-column/>
          <table:table-row>
            <table:table-cell table:style-name="Table18_col1_row1">
              <text:p text:style-name="Normal"/>
            </table:table-cell>
            <table:table-cell table:style-name="Table18_col2_row1">
              <text:p text:style-name="Normal"/>
            </table:table-cell>
          </table:table-row>
          <table:table-row>
            <table:table-cell table:style-name="Table18_col1_row2">
              <text:p text:style-name="Normal"/>
            </table:table-cell>
            <table:table-cell table:style-name="Table18_col2_row2">
              <text:p text:style-name="Normal"/>
            </table:table-cell>
          </table:table-row>
          <table:table-row>
            <table:table-cell table:style-name="Table18_col1_row3">
              <text:p text:style-name="Normal"/>
            </table:table-cell>
            <table:table-cell table:style-name="Table18_col2_row3">
              <text:p text:style-name="Normal"/>
            </table:table-cell>
          </table:table-row>
          <table:table-row>
            <table:table-cell table:style-name="Table18_col1_row4">
              <text:p text:style-name="Normal"/>
            </table:table-cell>
            <table:table-cell table:style-name="Table18_col2_row4">
              <text:p text:style-name="Normal"/>
            </table:table-cell>
          </table:table-row>
          <table:table-row>
            <table:table-cell table:style-name="Table18_col1_row5">
              <text:p text:style-name="Normal"/>
            </table:table-cell>
            <table:table-cell table:style-name="Table18_col2_row5">
              <text:p text:style-name="Normal"/>
            </table:table-cell>
          </table:table-row>
          <table:table-row>
            <table:table-cell table:style-name="Table18_col1_row6">
              <text:p text:style-name="Normal"/>
            </table:table-cell>
            <table:table-cell table:style-name="Table18_col2_row6">
              <text:p text:style-name="Normal"/>
            </table:table-cell>
          </table:table-row>
          <table:table-row>
            <table:table-cell table:style-name="Table18_col1_row7">
              <text:p text:style-name="Normal"/>
            </table:table-cell>
            <table:table-cell table:style-name="Table18_col2_row7">
              <text:p text:style-name="Normal"/>
            </table:table-cell>
          </table:table-row>
          <table:table-row>
            <table:table-cell table:style-name="Table18_col1_row8">
              <text:p text:style-name="Normal"/>
            </table:table-cell>
            <table:table-cell table:style-name="Table18_col2_row8">
              <text:p text:style-name="Normal"/>
            </table:table-cell>
          </table:table-row>
          <table:table-row>
            <table:table-cell table:style-name="Table18_col1_row9">
              <text:p text:style-name="Normal"/>
            </table:table-cell>
            <table:table-cell table:style-name="Table18_col2_row9">
              <text:p text:style-name="Normal"/>
            </table:table-cell>
          </table:table-row>
          <table:table-row>
            <table:table-cell table:style-name="Table18_col1_row10">
              <text:p text:style-name="Normal"/>
            </table:table-cell>
            <table:table-cell table:style-name="Table18_col2_row10">
              <text:p text:style-name="Normal"/>
            </table:table-cell>
          </table:table-row>
          <table:table-row>
            <table:table-cell table:style-name="Table18_col1_row11">
              <text:p text:style-name="Normal"/>
            </table:table-cell>
            <table:table-cell table:style-name="Table18_col2_row11">
              <text:p text:style-name="Normal"/>
            </table:table-cell>
          </table:table-row>
          <table:table-row>
            <table:table-cell table:style-name="Table18_col1_row12">
              <text:p text:style-name="Normal"/>
            </table:table-cell>
            <table:table-cell table:style-name="Table18_col2_row12">
              <text:p text:style-name="Normal"/>
            </table:table-cell>
          </table:table-row>
          <table:table-row>
            <table:table-cell table:style-name="Table18_col1_row13">
              <text:p text:style-name="Normal"/>
            </table:table-cell>
            <table:table-cell table:style-name="Table18_col2_row13">
              <text:p text:style-name="Normal"/>
            </table:table-cell>
          </table:table-row>
          <table:table-row>
            <table:table-cell table:style-name="Table18_col1_row14">
              <text:p text:style-name="Normal"/>
            </table:table-cell>
            <table:table-cell table:style-name="Table18_col2_row14">
              <text:p text:style-name="Normal"/>
            </table:table-cell>
          </table:table-row>
          <table:table-row>
            <table:table-cell table:style-name="Table18_col1_row15">
              <text:p text:style-name="Normal"/>
            </table:table-cell>
            <table:table-cell table:style-name="Table18_col2_row15">
              <text:p text:style-name="Normal"/>
            </table:table-cell>
          </table:table-row>
          <table:table-row>
            <table:table-cell table:style-name="Table18_col1_row16">
              <text:p text:style-name="Normal"/>
            </table:table-cell>
            <table:table-cell table:style-name="Table18_col2_row16">
              <text:p text:style-name="Normal"/>
            </table:table-cell>
          </table:table-row>
          <table:table-row>
            <table:table-cell table:style-name="Table18_col1_row17">
              <text:p text:style-name="Normal"/>
            </table:table-cell>
            <table:table-cell table:style-name="Table18_col2_row17">
              <text:p text:style-name="Normal"/>
            </table:table-cell>
          </table:table-row>
          <table:table-row>
            <table:table-cell table:style-name="Table18_col1_row18">
              <text:p text:style-name="Normal"/>
            </table:table-cell>
            <table:table-cell table:style-name="Table18_col2_row18">
              <text:p text:style-name="Normal"/>
            </table:table-cell>
          </table:table-row>
          <table:table-row>
            <table:table-cell table:style-name="Table18_col1_row19">
              <text:p text:style-name="Normal"/>
            </table:table-cell>
            <table:table-cell table:style-name="Table18_col2_row19">
              <text:p text:style-name="Normal"/>
            </table:table-cell>
          </table:table-row>
          <table:table-row>
            <table:table-cell table:style-name="Table18_col1_row20">
              <text:p text:style-name="Normal"/>
            </table:table-cell>
            <table:table-cell table:style-name="Table18_col2_row20">
              <text:p text:style-name="Normal"/>
            </table:table-cell>
          </table:table-row>
          <table:table-row>
            <table:table-cell table:style-name="Table18_col1_row21">
              <text:p text:style-name="Normal"/>
            </table:table-cell>
            <table:table-cell table:style-name="Table18_col2_row21">
              <text:p text:style-name="Normal"/>
            </table:table-cell>
          </table:table-row>
          <table:table-row>
            <table:table-cell table:style-name="Table18_col1_row22">
              <text:p text:style-name="Normal"/>
            </table:table-cell>
            <table:table-cell table:style-name="Table18_col2_row22">
              <text:p text:style-name="Normal"/>
            </table:table-cell>
          </table:table-row>
          <table:table-row>
            <table:table-cell table:style-name="Table18_col1_row23">
              <text:p text:style-name="Normal"/>
            </table:table-cell>
            <table:table-cell table:style-name="Table18_col2_row23">
              <text:p text:style-name="Normal"/>
            </table:table-cell>
          </table:table-row>
          <table:table-row>
            <table:table-cell table:style-name="Table18_col1_row24">
              <text:p text:style-name="Normal"/>
            </table:table-cell>
            <table:table-cell table:style-name="Table18_col2_row24">
              <text:p text:style-name="Normal"/>
            </table:table-cell>
          </table:table-row>
          <table:table-row>
            <table:table-cell table:style-name="Table18_col1_row25">
              <text:p text:style-name="Normal"/>
            </table:table-cell>
            <table:table-cell table:style-name="Table18_col2_row25">
              <text:p text:style-name="Normal"/>
            </table:table-cell>
          </table:table-row>
          <table:table-row>
            <table:table-cell table:style-name="Table18_col1_row26">
              <text:p text:style-name="Normal"/>
            </table:table-cell>
            <table:table-cell table:style-name="Table18_col2_row26">
              <text:p text:style-name="Normal"/>
            </table:table-cell>
          </table:table-row>
          <table:table-row>
            <table:table-cell table:style-name="Table18_col1_row27">
              <text:p text:style-name="Normal"/>
            </table:table-cell>
            <table:table-cell table:style-name="Table18_col2_row27">
              <text:p text:style-name="Normal"/>
            </table:table-cell>
          </table:table-row>
          <table:table-row>
            <table:table-cell table:style-name="Table18_col1_row28">
              <text:p text:style-name="Normal"/>
            </table:table-cell>
            <table:table-cell table:style-name="Table18_col2_row28">
              <text:p text:style-name="Normal"/>
            </table:table-cell>
          </table:table-row>
          <table:table-row>
            <table:table-cell table:style-name="Table18_col1_row29">
              <text:p text:style-name="Normal"/>
            </table:table-cell>
            <table:table-cell table:style-name="Table18_col2_row29">
              <text:p text:style-name="Normal"/>
            </table:table-cell>
          </table:table-row>
          <table:table-row>
            <table:table-cell table:style-name="Table18_col1_row30">
              <text:p text:style-name="Normal"/>
            </table:table-cell>
            <table:table-cell table:style-name="Table18_col2_row30">
              <text:p text:style-name="Normal"/>
            </table:table-cell>
          </table:table-row>
          <table:table-row>
            <table:table-cell table:style-name="Table18_col1_row31">
              <text:p text:style-name="Normal"/>
            </table:table-cell>
            <table:table-cell table:style-name="Table18_col2_row31">
              <text:p text:style-name="Normal"/>
            </table:table-cell>
          </table:table-row>
          <table:table-row>
            <table:table-cell table:style-name="Table18_col1_row32">
              <text:p text:style-name="Normal"/>
            </table:table-cell>
            <table:table-cell table:style-name="Table18_col2_row32">
              <text:p text:style-name="Normal"/>
            </table:table-cell>
          </table:table-row>
          <table:table-row>
            <table:table-cell table:style-name="Table18_col1_row33">
              <text:p text:style-name="Normal"/>
            </table:table-cell>
            <table:table-cell table:style-name="Table18_col2_row33">
              <text:p text:style-name="Normal"/>
            </table:table-cell>
          </table:table-row>
          <table:table-row>
            <table:table-cell table:style-name="Table18_col1_row34">
              <text:p text:style-name="Normal"/>
            </table:table-cell>
            <table:table-cell table:style-name="Table18_col2_row34">
              <text:p text:style-name="Normal"/>
            </table:table-cell>
          </table:table-row>
          <table:table-row>
            <table:table-cell table:style-name="Table18_col1_row35">
              <text:p text:style-name="Normal"/>
            </table:table-cell>
            <table:table-cell table:style-name="Table18_col2_row35">
              <text:p text:style-name="Normal"/>
            </table:table-cell>
          </table:table-row>
          <table:table-row>
            <table:table-cell table:style-name="Table18_col1_row36">
              <text:p text:style-name="Normal"/>
            </table:table-cell>
            <table:table-cell table:style-name="Table18_col2_row36">
              <text:p text:style-name="Normal"/>
            </table:table-cell>
          </table:table-row>
          <table:table-row>
            <table:table-cell table:style-name="Table18_col1_row37">
              <text:p text:style-name="Normal"/>
            </table:table-cell>
            <table:table-cell table:style-name="Table18_col2_row37">
              <text:p text:style-name="Normal"/>
            </table:table-cell>
          </table:table-row>
          <table:table-row>
            <table:table-cell table:style-name="Table18_col1_row38">
              <text:p text:style-name="Normal"/>
            </table:table-cell>
            <table:table-cell table:style-name="Table18_col2_row38">
              <text:p text:style-name="Normal"/>
            </table:table-cell>
          </table:table-row>
          <table:table-row>
            <table:table-cell table:style-name="Table18_col1_row39">
              <text:p text:style-name="Normal"/>
            </table:table-cell>
            <table:table-cell table:style-name="Table18_col2_row39">
              <text:p text:style-name="Normal"/>
            </table:table-cell>
          </table:table-row>
          <table:table-row>
            <table:table-cell table:style-name="Table18_col1_row40">
              <text:p text:style-name="Normal"/>
            </table:table-cell>
            <table:table-cell table:style-name="Table18_col2_row40">
              <text:p text:style-name="Normal"/>
            </table:table-cell>
          </table:table-row>
        </table:table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Normal" style:next-style-name="Normal">
      <style:paragraph-properties fo:margin-top="7pt" fo:margin-bottom="7pt"/>
      <style:text-properties style:font-name="Arial" fo:font-size="12pt" fo:font-weight="bold"/>
    </style:style>
    <style:style style:family="paragraph" style:name="Heading-4" style:display-name="Heading 4" style:parent-style-name="Normal" style:next-style-name="Normal">
      <style:paragraph-properties fo:margin-top="22pt" fo:margin-bottom="3pt"/>
      <style:text-properties style:font-name="Arial" fo:font-size="12pt" fo:font-weight="bold"/>
    </style:style>
    <style:style style:family="paragraph" style:name="Heading-1" style:display-name="Heading 1" style:parent-style-name="Normal" style:next-style-name="Normal">
      <style:paragraph-properties fo:margin-top="7pt" fo:margin-bottom="7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